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B00000014A9F77B5D6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Helvetica"/>
    </style:style>
    <style:style style:name="fr1" style:family="graphic" style:parent-style-name="Graphics">
      <style:graphic-properties style:vertical-pos="from-top" style:vertical-rel="page" style:horizontal-pos="from-left" style:horizontal-rel="page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cm" svg:y="0cm" svg:width="21.001cm" svg:height="2.79cm" draw:z-index="0"><draw:image xlink:href="Pictures/10000000000009B00000014A9F77B5D6.jp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5-12-07T10:46:58.87</dc:date>
    <meta:editing-cycles>13</meta:editing-cycles>
    <meta:editing-duration>PT25M10S</meta:editing-duration>
    <meta:document-statistic meta:table-count="0" meta:image-count="1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